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cb0d" officeooo:paragraph-rsid="0014cb0d"/>
    </style:style>
    <style:style style:name="P2" style:family="paragraph" style:parent-style-name="Standard" style:list-style-name="L1">
      <style:text-properties officeooo:rsid="0014cb0d" officeooo:paragraph-rsid="0014cb0d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4cb0d" officeooo:paragraph-rsid="0014cb0d" style:text-blinking="false" fo:background-color="transparent"/>
    </style:style>
    <style:style style:name="P4" style:family="paragraph" style:parent-style-name="Standard">
      <style:text-properties officeooo:rsid="001975ce" officeooo:paragraph-rsid="001975ce"/>
    </style:style>
    <style:style style:name="P5" style:family="paragraph" style:parent-style-name="Standard">
      <style:text-properties officeooo:rsid="001975ce" officeooo:paragraph-rsid="001975ce" fo:background-color="#fff200"/>
    </style:style>
    <style:style style:name="T1" style:family="text">
      <style:text-properties officeooo:rsid="0014cb0d"/>
    </style:style>
    <style:style style:name="T2" style:family="text">
      <style:text-properties fo:background-color="#fff200" loext:char-shading-value="0"/>
    </style:style>
    <style:style style:name="T3" style:family="text">
      <style:text-properties fo:background-color="#fff200" loext:char-shading-value="0"/>
    </style:style>
    <style:style style:name="T4" style:family="text">
      <style:text-properties officeooo:rsid="001975c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ositive Space Station Transmitter Control</text:p>
      <text:p text:style-name="P1">http://oresat.org/pub/<text:span text:style-name="T4">positive_space_station_transmitter_control</text:span>.pdf</text:p>
      <text:p text:style-name="P1">5-Dec-2019</text:p>
      <text:p text:style-name="P1"/>
      <text:p text:style-name="P1"/>
      <text:p text:style-name="P5">[IARU 5b]</text:p>
      <text:p text:style-name="P4"/>
      <text:p text:style-name="P1">Positive space station transmitter control.</text:p>
      <text:p text:style-name="P1">Explain how telecommand stations will turn off the space station transmitter(s) immediately, even in the presence of user traffic and/or space station computer system failure.</text:p>
      <text:p text:style-name="P1"/>
      <text:p text:style-name="P1"/>
      <text:p text:style-name="P1"/>
      <text:p text:style-name="P1">Positive transmitter control is achieved through a dedicated receiver and frequency for telecommand, augmented with a watchdog on the receiver, and time out timer on the transmitter. The transmitter time out timer functions without use of any onboard transceiver functions or CPU interaction.</text:p>
      <text:p text:style-name="P1"/>
      <text:p text:style-name="P1">See:</text:p>
      <text:p text:style-name="P1"><text:a xlink:type="simple" xlink:href="http://oresat.org/pub/positive_space_station_transmitter_control.pdf" text:style-name="Internet_20_link" text:visited-style-name="Visited_20_Internet_20_Link">http://oresat.org/pub/positive_space_station_transmitter_control.pdf</text:a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11:45:49.790778807</meta:creation-date>
    <dc:date>2019-12-05T12:03:00.214120270</dc:date>
    <meta:editing-duration>PT6M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84" meta:character-count="711" meta:non-whitespace-character-count="636"/>
  </office:meta>
</office:document-meta>
</file>